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44C00000514476676A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font-family="Thorndale" style:font-family-generic="roman" style:text-scale="9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2cm" svg:height="15.637cm" svg:x="4cm" svg:y="9.001cm">
          <draw:image xlink:href="Pictures/100000000000044C00000514476676AF.jpg" xlink:type="simple" xlink:show="embed" xlink:actuate="onLoad">
            <text:p/>
          </draw:image>
        </draw:frame>
        <draw:custom-shape draw:style-name="gr2" draw:text-style-name="P3" draw:layer="layout" svg:width="10cm" svg:height="5.001cm" svg:x="5.732cm" svg:y="6.5cm">
          <text:p text:style-name="P2"><text:span text:style-name="T1">? <text:s/>? <text:s/>?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path="true" draw:text-path-mode="shape" draw:text-path-scale="path" draw:text-path-same-letter-heights="false" draw:text-areas="0 0 21600 21600" draw:type="fontwork-arch-up-curve" draw:modifiers="-177.22517379539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05-07T00:25:06</meta:creation-date>
    <dc:date>2009-05-07T00:34:46</dc:date>
    <meta:editing-duration>PT00H09M40S</meta:editing-duration>
    <meta:editing-cycles>1</meta:editing-cycles>
    <meta:document-statistic meta:object-count="2"/>
    <meta:generator>OpenOffice.org/3.0$Unix OpenOffice.org_project/300m15$Build-9379</meta:generator>
  </office:meta>
</office:document-meta>
</file>